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3.09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/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</table:table-row>
        <table:table-row table:style-name="ro2">
          <table:table-cell office:value-type="string" calcext:value-type="string">
            <text:p>Inserting node at end of linked list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Deleting the first node</text:p>
          </table:table-cell>
          <table:table-cell table:style-name="ce5" office:value-type="string" calcext:value-type="string">
            <text:p>pass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Deleting the middle node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Deleting the last node</text:p>
          </table:table-cell>
          <table:table-cell table:style-name="ce3" office:value-type="string" calcext:value-type="string">
            <text:p>pass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wapping the first two nodes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swapping the middle nodes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2">
          <table:table-cell table:style-name="ce2" office:value-type="string" calcext:value-type="string">
            <text:p>printing the data in nodes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4">
          <table:table-cell table:style-name="Default"/>
          <table:table-cell table:style-name="ce6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1:49:58.900341169</meta:creation-date>
    <dc:date>2018-07-24T11:58:00.789358210</dc:date>
    <meta:editing-duration>PT8M3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